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cccccc" draw:textarea-horizontal-align="justify" draw:textarea-vertical-align="middle" draw:auto-grow-height="false" fo:min-height="12.25cm" fo:min-width="13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9.25cm"/>
    </style:style>
    <style:style style:name="gr4" style:family="graphic" style:parent-style-name="standard">
      <style:graphic-properties draw:textarea-horizontal-align="justify" draw:textarea-vertical-align="middle" draw:auto-grow-height="false" fo:min-height="0.878cm" fo:min-width="3.62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cm" fo:min-width="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6.75cm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cm" fo:min-width="18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5cm" svg:height="12.5cm" svg:x="8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1cm" svg:x="10cm" svg:y="7.25cm">
          <draw:text-box>
            <text:p>Digite sua matricula:</text:p>
          </draw:text-box>
        </draw:frame>
        <draw:custom-shape draw:style-name="gr3" draw:text-style-name="P3" draw:layer="layout" svg:width="9.75cm" svg:height="1.25cm" svg:x="10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5cm" svg:height="1.25cm" svg:x="12.725cm" svg:y="11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5cm" svg:height="1cm" svg:x="13.75cm" svg:y="11.75cm">
          <draw:text-box>
            <text:p>Entrar</text:p>
          </draw:text-box>
        </draw:frame>
      </draw:page>
      <draw:page draw:name="page2" draw:style-name="dp1" draw:master-page-name="Padrão">
        <draw:frame draw:style-name="gr2" draw:text-style-name="P2" draw:layer="layout" svg:width="2.75cm" svg:height="1cm" svg:x="3.5cm" svg:y="3.25cm">
          <draw:text-box>
            <text:p>Celular:</text:p>
          </draw:text-box>
        </draw:frame>
        <draw:custom-shape draw:style-name="gr5" draw:text-style-name="P3" draw:layer="layout" svg:width="6.5cm" svg:height="0.75cm" svg:x="3.5cm" svg:y="4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cm" svg:height="1cm" svg:x="3.5cm" svg:y="5.2cm">
          <draw:text-box>
            <text:p>Fones:</text:p>
          </draw:text-box>
        </draw:frame>
        <draw:custom-shape draw:style-name="gr5" draw:text-style-name="P3" draw:layer="layout" svg:width="6.5cm" svg:height="0.75cm" svg:x="3.5cm" svg:y="6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cm" svg:height="1cm" svg:x="3.5cm" svg:y="7.25cm">
          <draw:text-box>
            <text:p>Tablets:</text:p>
          </draw:text-box>
        </draw:frame>
        <draw:custom-shape draw:style-name="gr5" draw:text-style-name="P3" draw:layer="layout" svg:width="6.5cm" svg:height="0.75cm" svg:x="3.5cm" svg:y="8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1cm" svg:x="3.5cm" svg:y="9.25cm">
          <draw:text-box>
            <text:p>Roteador:</text:p>
          </draw:text-box>
        </draw:frame>
        <draw:custom-shape draw:style-name="gr5" draw:text-style-name="P3" draw:layer="layout" svg:width="6.5cm" svg:height="0.75cm" svg:x="3.5cm" svg:y="10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1cm" svg:x="3.5cm" svg:y="11.25cm">
          <draw:text-box>
            <text:p>Toner P/B:</text:p>
          </draw:text-box>
        </draw:frame>
        <draw:custom-shape draw:style-name="gr5" draw:text-style-name="P3" draw:layer="layout" svg:width="6.5cm" svg:height="0.75cm" svg:x="3.5cm" svg:y="12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1cm" svg:x="3.5cm" svg:y="13.25cm">
          <draw:text-box>
            <text:p>Toner colorido:</text:p>
          </draw:text-box>
        </draw:frame>
        <draw:custom-shape draw:style-name="gr5" draw:text-style-name="P3" draw:layer="layout" svg:width="6.5cm" svg:height="0.75cm" svg:x="3.5cm" svg:y="14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1cm" svg:x="3.5cm" svg:y="15.25cm">
          <draw:text-box>
            <text:p>Caixa de ferramentas:</text:p>
          </draw:text-box>
        </draw:frame>
        <draw:custom-shape draw:style-name="gr5" draw:text-style-name="P3" draw:layer="layout" svg:width="6.5cm" svg:height="0.75cm" svg:x="3.5cm" svg:y="16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1cm" svg:x="14.5cm" svg:y="3.25cm">
          <draw:text-box>
            <text:p>Webcam:</text:p>
          </draw:text-box>
        </draw:frame>
        <draw:custom-shape draw:style-name="gr5" draw:text-style-name="P3" draw:layer="layout" svg:width="6.5cm" svg:height="0.75cm" svg:x="14.5cm" svg:y="4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5cm" svg:height="1cm" svg:x="14.5cm" svg:y="6.95cm">
          <draw:text-box>
            <text:p>Unidade de imagem:</text:p>
          </draw:text-box>
        </draw:frame>
        <draw:custom-shape draw:style-name="gr5" draw:text-style-name="P3" draw:layer="layout" svg:width="6.5cm" svg:height="0.75cm" svg:x="14.5cm" svg:y="6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cm" svg:x="14.5cm" svg:y="5cm">
          <draw:text-box>
            <text:p>Suporte de tablet:</text:p>
          </draw:text-box>
        </draw:frame>
        <draw:custom-shape draw:style-name="gr5" draw:text-style-name="P3" draw:layer="layout" svg:width="6.5cm" svg:height="0.75cm" svg:x="14.5cm" svg:y="8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1cm" svg:x="14.5cm" svg:y="9.25cm">
          <draw:text-box>
            <text:p>Mouse:</text:p>
          </draw:text-box>
        </draw:frame>
        <draw:custom-shape draw:style-name="gr5" draw:text-style-name="P3" draw:layer="layout" svg:width="6.5cm" svg:height="0.75cm" svg:x="14.5cm" svg:y="10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1cm" svg:x="14.5cm" svg:y="11.25cm">
          <draw:text-box>
            <text:p>Notebook:</text:p>
          </draw:text-box>
        </draw:frame>
        <draw:custom-shape draw:style-name="gr5" draw:text-style-name="P3" draw:layer="layout" svg:width="6.5cm" svg:height="0.75cm" svg:x="14.5cm" svg:y="12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1cm" svg:x="14.5cm" svg:y="13.25cm">
          <draw:text-box>
            <text:p>Gabinete:</text:p>
          </draw:text-box>
        </draw:frame>
        <draw:custom-shape draw:style-name="gr5" draw:text-style-name="P3" draw:layer="layout" svg:width="6.5cm" svg:height="0.75cm" svg:x="14.5cm" svg:y="14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1cm" svg:x="14.5cm" svg:y="15.25cm">
          <draw:text-box>
            <text:p>Caixa de cabos:</text:p>
          </draw:text-box>
        </draw:frame>
        <draw:custom-shape draw:style-name="gr5" draw:text-style-name="P3" draw:layer="layout" svg:width="6.5cm" svg:height="0.75cm" svg:x="14.5cm" svg:y="16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cm" svg:height="1cm" svg:x="8.75cm" svg:y="1cm">
          <draw:text-box>
            <text:p>Turno:</text:p>
          </draw:text-box>
        </draw:frame>
        <draw:custom-shape draw:style-name="gr6" draw:text-style-name="P3" draw:layer="layout" svg:width="7.25cm" svg:height="1cm" svg:x="8.7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cm" svg:height="1cm" svg:x="9cm" svg:y="2cm">
          <draw:text-box>
            <text:p>Diurno / noturno</text:p>
          </draw:text-box>
        </draw:frame>
        <draw:frame draw:style-name="gr7" draw:text-style-name="P2" draw:layer="layout" svg:width="5cm" svg:height="0.962cm" svg:x="3.5cm" svg:y="17.25cm">
          <draw:text-box>
            <text:p>Observação:</text:p>
          </draw:text-box>
        </draw:frame>
        <draw:custom-shape draw:style-name="gr8" draw:text-style-name="P3" draw:layer="layout" svg:width="19.25cm" svg:height="1.75cm" svg:x="3.5cm" svg:y="18.2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2.5cm" svg:y1="20cm" svg:x2="22.75cm" svg:y2="19.5cm">
          <text:p/>
        </draw:line>
        <draw:line draw:style-name="gr9" draw:text-style-name="P5" draw:layer="layout" svg:x1="22.25cm" svg:y1="20cm" svg:x2="22.75cm" svg:y2="19.25cm">
          <text:p/>
        </draw:line>
      </draw:page>
      <draw:page draw:name="page3" draw:style-name="dp1" draw:master-page-name="Padrão">
        <draw:frame draw:style-name="gr2" draw:text-style-name="P2" draw:layer="layout" svg:width="8cm" svg:height="1cm" svg:x="1.5cm" svg:y="1.5cm">
          <draw:text-box>
            <text:p>Plantão: diurno/noturno</text:p>
          </draw:text-box>
        </draw:frame>
        <draw:frame draw:style-name="gr10" draw:text-style-name="P2" draw:layer="layout" svg:width="26.5cm" svg:height="4.25cm" svg:x="1.75cm" svg:y="4cm">
          <draw:text-box>
            <text:p>Eu, (Nome do plantonista) repasso o plantão do dia (data), com a(s) seguinte(s) observação(ões):</text:p>
            <text:p><text:s/>(observação)</text:p>
            <text:p/>
            <text:p>(listagem dos equipamentos)</text:p>
          </draw:text-box>
        </draw:frame>
        <draw:frame draw:style-name="gr2" draw:text-style-name="P2" draw:layer="layout" svg:width="14cm" svg:height="1cm" svg:x="2cm" svg:y="10.25cm">
          <draw:text-box>
            <text:p>Passando Plantão: (Nome do plantonista)</text:p>
          </draw:text-box>
        </draw:frame>
        <draw:frame draw:style-name="gr2" draw:text-style-name="P2" draw:layer="layout" svg:width="14cm" svg:height="1cm" svg:x="2cm" svg:y="11.25cm">
          <draw:text-box>
            <text:p>Recebendo Plantão: (Nome do plantonista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4:29:49.660736100</meta:creation-date>
    <dc:date>2023-04-19T15:03:02.327569030</dc:date>
    <meta:editing-duration>PT2M22S</meta:editing-duration>
    <meta:editing-cycles>1</meta:editing-cycles>
    <meta:generator>LibreOffice/7.3.7.2$Linux_X86_64 LibreOffice_project/30$Build-2</meta:generator>
    <meta:document-statistic meta:object-count="44"/>
  </office:meta>
</office:document-meta>
</file>